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weight="bold" officeooo:rsid="0013cf66" officeooo:paragraph-rsid="0013cf66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normal" officeooo:rsid="0013cf66" officeooo:paragraph-rsid="0013cf66" style:font-size-asian="22pt" style:language-asian="zh" style:country-asian="CN" style:font-weight-asian="normal" style:font-size-complex="22pt" style:font-weight-complex="normal"/>
    </style:style>
    <style:style style:name="P3" style:family="paragraph" style:parent-style-name="Standard">
      <style:text-properties fo:font-size="16pt" fo:font-weight="normal" officeooo:rsid="0013cf66" officeooo:paragraph-rsid="0013cf66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63884" officeooo:paragraph-rsid="00163884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6a501" officeooo:paragraph-rsid="0016a501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8pt" fo:font-weight="bold" officeooo:rsid="0013cf66" officeooo:paragraph-rsid="0013cf66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font-size="16pt" officeooo:rsid="0013cf66" officeooo:paragraph-rsid="0013cf66" style:font-size-asian="16pt" style:font-size-complex="16pt"/>
    </style:style>
    <style:style style:name="P8" style:family="paragraph" style:parent-style-name="Table_20_Contents">
      <style:text-properties fo:font-size="16pt" officeooo:rsid="0013cf66" officeooo:paragraph-rsid="0014d87f" style:font-size-asian="16pt" style:font-size-complex="16pt"/>
    </style:style>
    <style:style style:name="P9" style:family="paragraph" style:parent-style-name="Table_20_Contents">
      <style:text-properties fo:font-size="16pt" officeooo:rsid="00163884" officeooo:paragraph-rsid="00163884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外部插入节点</text:p>
      <text:p text:style-name="P2">after</text:p>
      <text:p text:style-name="P3">* <text:s/>after(content) :在每个匹配的元素之后插入内容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function vild() {</text:p>
            <text:p text:style-name="P7"><text:tab/>var tip=$("&lt;font color='red'&gt;用户名已经存在&lt;font&gt;");</text:p>
            <text:p text:style-name="P7"><text:tab/>/* $("#username").after(tip); */</text:p>
            <text:p text:style-name="P8"><text:tab/>$("#username").<text:span text:style-name="T1">before </text:span>(tip);</text:p>
            <text:p text:style-name="P7"/>
            <text:p text:style-name="P7"><text:tab/></text:p>
            <text:p text:style-name="P7">}</text:p>
          </table:table-cell>
        </table:table-row>
      </table:table>
      <text:p text:style-name="P1"/>
      <text:p text:style-name="P1"/>
      <text:p text:style-name="P6">before</text:p>
      <text:p text:style-name="P3">* <text:s/>before(content):在每个匹配的元素之前插入内容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<text:tab/>$("#username").<text:span text:style-name="T1">before </text:span>(tip);</text:p>
          </table:table-cell>
        </table:table-row>
      </table:table>
      <text:p text:style-name="P3"/>
      <text:p text:style-name="P3"/>
      <text:p text:style-name="P4"><text:span text:style-name="T2">创建节点:</text:span> 使用 jQuery 的工厂函数 $(): $(html); 会根据传入的 html 标记字符串创建一个 DOM 对象, 并把这个 DOM 对象包装成一个 jQuery 对象返回.</text:p>
      <text:p text:style-name="P5">创建文本节点就是在创建元素节点时直接把文本内容写出来; 创建属性节点也是在创建元素节点时一起创建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var tip=$("&lt;font color='red'&gt;用户名已经存在&lt;font&gt;")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4S</meta:editing-duration>
    <meta:editing-cycles>5</meta:editing-cycles>
    <meta:generator>LibreOffice/5.3.0.3$Windows_X86_64 LibreOffice_project/7074905676c47b82bbcfbea1aeefc84afe1c50e1</meta:generator>
    <dc:date>2018-04-01T11:55:02.582000000</dc:date>
    <meta:document-statistic meta:table-count="3" meta:image-count="0" meta:object-count="0" meta:page-count="1" meta:paragraph-count="15" meta:word-count="174" meta:character-count="427" meta:non-whitespace-character-count="391"/>
    <meta:user-defined meta:name="Info 1"/>
    <meta:user-defined meta:name="Info 2"/>
    <meta:user-defined meta:name="Info 3"/>
    <meta:user-defined meta:name="Info 4"/>
  </office:meta>
</office:document-meta>
</file>